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Viewer.getPublicat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Viewer.getPublicationIDfromHistory( Vector his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Viewer.init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